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1.699cm" style:rel-column-width="963*"/>
    </style:style>
    <style:style style:name="Таблица1.B" style:family="table-column">
      <style:table-column-properties style:column-width="1.7cm" style:rel-column-width="964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background-color="#ddb65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ddb65d" fo:padding="0.097cm" fo:border="0.05pt solid #000000">
        <style:background-image/>
      </style:table-cell-properties>
    </style:style>
    <style:style style:name="Таблица1.A2" style:family="table-cell">
      <style:table-cell-properties fo:background-color="#e9d4a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B2" style:family="table-cell">
      <style:table-cell-properties fo:background-color="#ddb65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2" style:family="table-cell">
      <style:table-cell-properties fo:background-color="#ddb65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3" style:family="table-cell">
      <style:table-cell-properties fo:background-color="#e9d4a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3" style:family="table-cell">
      <style:table-cell-properties fo:background-color="#e9d4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4" style:family="table-cell">
      <style:table-cell-properties fo:background-color="#ff860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4" style:family="table-cell">
      <style:table-cell-properties fo:background-color="#ff860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5" style:family="table-cell">
      <style:table-cell-properties fo:background-color="#ed4c0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5" style:family="table-cell">
      <style:table-cell-properties fo:background-color="#ed4c0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6" style:family="table-cell">
      <style:table-cell-properties fo:background-color="#c9211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6" style:family="table-cell">
      <style:table-cell-properties fo:background-color="#c9211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7" style:family="table-cell">
      <style:table-cell-properties fo:background-color="#b000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7" style:family="table-cell">
      <style:table-cell-properties fo:background-color="#b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4pt" officeooo:rsid="000194f8" officeooo:paragraph-rsid="000194f8" style:font-size-asian="14pt" style:font-size-complex="14pt"/>
    </style:style>
    <style:style style:name="P2" style:family="paragraph" style:parent-style-name="Standard">
      <style:text-properties fo:font-size="14pt" officeooo:rsid="00058b3c" officeooo:paragraph-rsid="00058b3c" style:font-size-asian="14pt" style:font-size-complex="14pt"/>
    </style:style>
    <style:style style:name="P3" style:family="paragraph" style:parent-style-name="Standard">
      <style:paragraph-properties fo:break-before="page"/>
      <style:text-properties fo:font-size="14pt" officeooo:rsid="00058b3c" officeooo:paragraph-rsid="00058b3c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00194f8" officeooo:paragraph-rsid="000194f8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officeooo:rsid="00071321" officeooo:paragraph-rsid="00071321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normal" officeooo:rsid="0002079d" officeooo:paragraph-rsid="0002079d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normal" officeooo:rsid="00056b91" officeooo:paragraph-rsid="00056b91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normal" officeooo:rsid="00058b3c" officeooo:paragraph-rsid="00058b3c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fo:font-size="14pt" fo:font-weight="bold" officeooo:rsid="00071321" officeooo:paragraph-rsid="00071321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fo:font-size="14pt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style:text-position="sub 58%" fo:font-weight="bold" officeooo:rsid="0008bcec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style:text-position="0% 100%" officeooo:rsid="00071321"/>
    </style:style>
    <style:style style:name="T7" style:family="text">
      <style:text-properties style:text-position="0% 100%" officeooo:rsid="0008bce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8bc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4"/>
        <table:table-column table:style-name="Таблица1.A"/>
        <table:table-column table:style-name="Таблица1.B" table:number-columns-repeated="4"/>
        <table:table-row table:style-name="Таблица1.1">
          <table:table-cell table:style-name="Таблица1.A1" table:number-rows-spanned="3" office:value-type="string">
            <text:p text:style-name="P4">M = N</text:p>
          </table:table-cell>
          <table:table-cell table:style-name="Таблица1.B1" table:number-columns-spanned="9" office:value-type="string">
            <text:p text:style-name="P4">Количество поток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/>
          <table:table-cell table:style-name="Таблица1.B2" table:number-columns-spanned="3" office:value-type="string">
            <text:p text:style-name="P4">2</text:p>
          </table:table-cell>
          <table:covered-table-cell/>
          <table:covered-table-cell/>
          <table:table-cell table:style-name="Таблица1.B2" table:number-columns-spanned="2" office:value-type="string">
            <text:p text:style-name="P4">4</text:p>
          </table:table-cell>
          <table:covered-table-cell/>
          <table:table-cell table:style-name="Таблица1.B2" table:number-columns-spanned="2" office:value-type="string">
            <text:p text:style-name="P4">6</text:p>
          </table:table-cell>
          <table:covered-table-cell/>
          <table:table-cell table:style-name="Таблица1.I2" table:number-columns-spanned="2" office:value-type="string">
            <text:p text:style-name="P4">8</text:p>
          </table:table-cell>
          <table:covered-table-cell/>
        </table:table-row>
        <table:table-row table:style-name="Таблица1.1">
          <table:covered-table-cell/>
          <table:table-cell table:style-name="Таблица1.B3" office:value-type="string">
            <text:p text:style-name="P4">T<text:span text:style-name="T1">1</text:span></text:p>
          </table:table-cell>
          <table:table-cell table:style-name="Таблица1.B3" office:value-type="string">
            <text:p text:style-name="P4">T<text:span text:style-name="T1">2</text:span></text:p>
          </table:table-cell>
          <table:table-cell table:style-name="Таблица1.B3" office:value-type="string">
            <text:p text:style-name="P4">S<text:span text:style-name="T1">2</text:span></text:p>
          </table:table-cell>
          <table:table-cell table:style-name="Таблица1.B3" office:value-type="string">
            <text:p text:style-name="P4">T<text:span text:style-name="T1">4</text:span></text:p>
          </table:table-cell>
          <table:table-cell table:style-name="Таблица1.B3" office:value-type="string">
            <text:p text:style-name="P4">S<text:span text:style-name="T1">4</text:span></text:p>
          </table:table-cell>
          <table:table-cell table:style-name="Таблица1.B3" office:value-type="string">
            <text:p text:style-name="P4">T<text:span text:style-name="T1">6</text:span></text:p>
          </table:table-cell>
          <table:table-cell table:style-name="Таблица1.B3" office:value-type="string">
            <text:p text:style-name="P4">S<text:span text:style-name="T1">6</text:span></text:p>
          </table:table-cell>
          <table:table-cell table:style-name="Таблица1.B3" office:value-type="string">
            <text:p text:style-name="P4">T<text:span text:style-name="T1">8</text:span></text:p>
          </table:table-cell>
          <table:table-cell table:style-name="Таблица1.J3" office:value-type="string">
            <text:p text:style-name="P4">S<text:span text:style-name="T1">8</text:span></text:p>
          </table:table-cell>
        </table:table-row>
        <table:table-row table:style-name="Таблица1.1">
          <table:table-cell table:style-name="Таблица1.A4" office:value-type="string">
            <text:p text:style-name="P4">15000</text:p>
            <text:p text:style-name="P6">(1716 MiB)</text:p>
          </table:table-cell>
          <table:table-cell table:style-name="Таблица1.A4" office:value-type="string">
            <text:p text:style-name="P7">0.583217</text:p>
          </table:table-cell>
          <table:table-cell table:style-name="Таблица1.A4" office:value-type="string">
            <text:p text:style-name="P7">0.287676</text:p>
          </table:table-cell>
          <table:table-cell table:style-name="Таблица1.A4" office:value-type="string">
            <text:p text:style-name="P8">2.03</text:p>
          </table:table-cell>
          <table:table-cell table:style-name="Таблица1.A4" office:value-type="string">
            <text:p text:style-name="P7">0.150802</text:p>
          </table:table-cell>
          <table:table-cell table:style-name="Таблица1.A4" office:value-type="string">
            <text:p text:style-name="P8">3.87</text:p>
          </table:table-cell>
          <table:table-cell table:style-name="Таблица1.A4" office:value-type="string">
            <text:p text:style-name="P7">0.103010</text:p>
          </table:table-cell>
          <table:table-cell table:style-name="Таблица1.A4" office:value-type="string">
            <text:p text:style-name="P8">5.66</text:p>
          </table:table-cell>
          <table:table-cell table:style-name="Таблица1.A4" office:value-type="string">
            <text:p text:style-name="P7">0.137720</text:p>
          </table:table-cell>
          <table:table-cell table:style-name="Таблица1.J4" office:value-type="string">
            <text:p text:style-name="P8">4.24</text:p>
          </table:table-cell>
        </table:table-row>
        <table:table-row table:style-name="Таблица1.1">
          <table:table-cell table:style-name="Таблица1.A5" office:value-type="string">
            <text:p text:style-name="P4">20000</text:p>
            <text:p text:style-name="P6">(3052 MiB)</text:p>
          </table:table-cell>
          <table:table-cell table:style-name="Таблица1.A5" office:value-type="string">
            <text:p text:style-name="P7">1.061974</text:p>
          </table:table-cell>
          <table:table-cell table:style-name="Таблица1.A5" office:value-type="string">
            <text:p text:style-name="P7">0.816687</text:p>
          </table:table-cell>
          <table:table-cell table:style-name="Таблица1.A5" office:value-type="string">
            <text:p text:style-name="P9">1.3</text:p>
          </table:table-cell>
          <table:table-cell table:style-name="Таблица1.A5" office:value-type="string">
            <text:p text:style-name="P7">0.598704</text:p>
          </table:table-cell>
          <table:table-cell table:style-name="Таблица1.A5" office:value-type="string">
            <text:p text:style-name="P9">1.77</text:p>
          </table:table-cell>
          <table:table-cell table:style-name="Таблица1.A5" office:value-type="string">
            <text:p text:style-name="P7">0.429349</text:p>
          </table:table-cell>
          <table:table-cell table:style-name="Таблица1.A5" office:value-type="string">
            <text:p text:style-name="P9">2.47</text:p>
          </table:table-cell>
          <table:table-cell table:style-name="Таблица1.A5" office:value-type="string">
            <text:p text:style-name="P7">0.497499</text:p>
          </table:table-cell>
          <table:table-cell table:style-name="Таблица1.J5" office:value-type="string">
            <text:p text:style-name="P9">2.14</text:p>
          </table:table-cell>
        </table:table-row>
        <table:table-row table:style-name="Таблица1.1">
          <table:table-cell table:style-name="Таблица1.A6" office:value-type="string">
            <text:p text:style-name="P4">25000</text:p>
            <text:p text:style-name="P6">(4768 MiB)</text:p>
          </table:table-cell>
          <table:table-cell table:style-name="Таблица1.A6" office:value-type="string">
            <text:p text:style-name="P7">2.111350</text:p>
          </table:table-cell>
          <table:table-cell table:style-name="Таблица1.A6" office:value-type="string">
            <text:p text:style-name="P7">1.748151</text:p>
          </table:table-cell>
          <table:table-cell table:style-name="Таблица1.A6" office:value-type="string">
            <text:p text:style-name="P10">1.21</text:p>
          </table:table-cell>
          <table:table-cell table:style-name="Таблица1.A6" office:value-type="string">
            <text:p text:style-name="P7">0.992522</text:p>
          </table:table-cell>
          <table:table-cell table:style-name="Таблица1.A6" office:value-type="string">
            <text:p text:style-name="P10">2.13</text:p>
          </table:table-cell>
          <table:table-cell table:style-name="Таблица1.A6" office:value-type="string">
            <text:p text:style-name="P7">0.729605</text:p>
          </table:table-cell>
          <table:table-cell table:style-name="Таблица1.A6" office:value-type="string">
            <text:p text:style-name="P10">2.89</text:p>
          </table:table-cell>
          <table:table-cell table:style-name="Таблица1.A6" office:value-type="string">
            <text:p text:style-name="P7">0.776195</text:p>
          </table:table-cell>
          <table:table-cell table:style-name="Таблица1.J6" office:value-type="string">
            <text:p text:style-name="P10">2.72</text:p>
          </table:table-cell>
        </table:table-row>
        <table:table-row table:style-name="Таблица1.1">
          <table:table-cell table:style-name="Таблица1.A7" office:value-type="string">
            <text:p text:style-name="P11">30000</text:p>
            <text:p text:style-name="P11">(<text:span text:style-name="T9">6866</text:span>MiB)</text:p>
          </table:table-cell>
          <table:table-cell table:style-name="Таблица1.B7" table:number-columns-spanned="9" office:value-type="string">
            <text:p text:style-name="P12">MATRIX = 900000000</text:p>
            <text:p text:style-name="P12">Matrix-vector product (c[m] = a[m, n] * b[n]; m = 30000, n = 30000)</text:p>
            <text:p text:style-name="P12">Memory used: 6866 MiB</text:p>
            <text:p text:style-name="P12">Убит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1"><text:span text:style-name="T8">T</text:span><text:span text:style-name="T2">1</text:span><text:span text:style-name="T4"> — время выполнения последовательной программы, сек</text:span></text:p>
      <text:p text:style-name="P1"><text:span text:style-name="T5">M</text:span><text:span text:style-name="T4"> — размер матрицы</text:span></text:p>
      <text:p text:style-name="P1"><text:span text:style-name="T5">N</text:span><text:span text:style-name="T4"> — размер вектора</text:span></text:p>
      <text:p text:style-name="P2"><text:span text:style-name="T5">S</text:span><text:span text:style-name="T3">p</text:span><text:span text:style-name="T4"> — полученное ускорение парал</text:span><text:span text:style-name="T6">л</text:span><text:span text:style-name="T4">ел</text:span><text:span text:style-name="T6">ь</text:span><text:span text:style-name="T4">ной программы относительно </text:span><text:span text:style-name="T6">последовательной на </text:span><text:span text:style-name="T7">P</text:span><text:span text:style-name="T6"> потоках</text:span></text:p>
      <text:p text:style-name="P3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6:31:12.452837247</meta:creation-date>
    <dc:date>2021-04-18T17:38:22.519304990</dc:date>
    <meta:editing-duration>PT14M30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58" meta:word-count="100" meta:character-count="562" meta:non-whitespace-character-count="516"/>
  </office:meta>
</office:document-meta>
</file>